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38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38">
      <style:table-cell-properties fo:border-top="thin solid #000000" fo:border-bottom="none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none" fo:border-right="thin solid #0000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6"/>
    <style:style style:name="ce22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38">
      <style:table-cell-properties fo:border-top="none" fo:border-bottom="thin solid #000000" fo:border-left="none" fo:border-right="thin solid #000000"/>
    </style:style>
    <style:style style:name="ce26" style:family="table-cell" style:parent-style-name="Default" style:data-style-name="N36">
      <style:text-properties style:text-underline-style="solid" style:text-underline-type="single"/>
    </style:style>
    <style:style style:name="co1" style:family="table-column">
      <style:table-column-properties fo:break-before="auto" style:column-width="4.0428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7.95pt" style:use-optimal-row-height="false" fo:break-before="auto"/>
    </style:style>
    <style:style style:name="ro3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2">
            <text:p>Total custo protótipo</text:p>
          </table:table-cell>
          <table:table-cell table:number-columns-repeated="2" table:style-name="ce3"/>
          <table:table-cell office:value-type="currency" office:value="318424.51" table:formula="of:=[.E68]+[.E50]" table:style-name="ce4">
            <text:p>€318 42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otal despesas iniciais</text:p>
          </table:table-cell>
          <table:table-cell table:number-columns-repeated="2" table:style-name="ce3"/>
          <table:table-cell office:value-type="currency" office:value="23464.510000000002" table:formula="of:=[.D14]+[.D25]" table:style-name="ce4">
            <text:p>€23 4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Total despesas / mês</text:p>
          </table:table-cell>
          <table:table-cell table:number-columns-repeated="2" table:style-name="ce3"/>
          <table:table-cell office:value-type="currency" office:value="12290" table:formula="of:=[.D42]+[.D33]" table:style-name="ce4">
            <text:p>€12 29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quipamento</text:p>
          </table:table-cell>
          <table:table-cell office:value-type="string" table:style-name="ce6">
            <text:p>qt.</text:p>
          </table:table-cell>
          <table:table-cell office:value-type="string" table:style-name="ce6">
            <text:p>custo unitário</text:p>
          </table:table-cell>
          <table:table-cell office:value-type="string" table:style-name="ce6">
            <text:p>custo 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sa grande</text:p>
          </table:table-cell>
          <table:table-cell office:value-type="float" office:value="1" table:style-name="ce1">
            <text:p>1</text:p>
          </table:table-cell>
          <table:table-cell office:value-type="currency" office:value="200" table:style-name="ce4">
            <text:p>€200</text:p>
          </table:table-cell>
          <table:table-cell office:value-type="currency" office:value="200" table:formula="of:=[.C7]*[.B7]" table:style-name="ce4">
            <text:p>€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deira</text:p>
          </table:table-cell>
          <table:table-cell office:value-type="float" office:value="10" table:style-name="ce1">
            <text:p>10</text:p>
          </table:table-cell>
          <table:table-cell office:value-type="currency" office:value="50" table:style-name="ce4">
            <text:p>€50</text:p>
          </table:table-cell>
          <table:table-cell office:value-type="currency" office:value="500" table:formula="of:=[.C8]*[.B8]" table:style-name="ce4">
            <text:p>€5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ador</text:p>
          </table:table-cell>
          <table:table-cell office:value-type="float" office:value="7" table:style-name="ce1">
            <text:p>7</text:p>
          </table:table-cell>
          <table:table-cell office:value-type="currency" office:value="500" table:style-name="ce4">
            <text:p>€500</text:p>
          </table:table-cell>
          <table:table-cell office:value-type="currency" office:value="3500" table:formula="of:=[.C9]*[.B9]" table:style-name="ce4">
            <text:p>€3 5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áquina de soldar</text:p>
          </table:table-cell>
          <table:table-cell office:value-type="float" office:value="1" table:style-name="ce1">
            <text:p>1</text:p>
          </table:table-cell>
          <table:table-cell office:value-type="currency" office:value="200" table:style-name="ce4">
            <text:p>€200</text:p>
          </table:table-cell>
          <table:table-cell office:value-type="currency" office:value="200" table:formula="of:=[.C10]*[.B10]" table:style-name="ce4">
            <text:p>€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barbadora</text:p>
          </table:table-cell>
          <table:table-cell office:value-type="float" office:value="1" table:style-name="ce1">
            <text:p>1</text:p>
          </table:table-cell>
          <table:table-cell office:value-type="currency" office:value="50" table:style-name="ce4">
            <text:p>€50</text:p>
          </table:table-cell>
          <table:table-cell office:value-type="currency" office:value="50" table:formula="of:=[.C11]*[.B11]" table:style-name="ce4">
            <text:p>€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rbequim</text:p>
          </table:table-cell>
          <table:table-cell office:value-type="float" office:value="1" table:style-name="ce1">
            <text:p>1</text:p>
          </table:table-cell>
          <table:table-cell office:value-type="currency" office:value="50" table:style-name="ce4">
            <text:p>€50</text:p>
          </table:table-cell>
          <table:table-cell office:value-type="currency" office:value="50" table:formula="of:=[.C12]*[.B12]" table:style-name="ce4">
            <text:p>€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erramentas diversas</text:p>
          </table:table-cell>
          <table:table-cell office:value-type="float" office:value="1" table:style-name="ce1">
            <text:p>1</text:p>
          </table:table-cell>
          <table:table-cell office:value-type="currency" office:value="500" table:style-name="ce4">
            <text:p>€500</text:p>
          </table:table-cell>
          <table:table-cell office:value-type="currency" office:value="500" table:formula="of:=[.C13]*[.B13]" table:style-name="ce4">
            <text:p>€5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5000" table:formula="of:=SUM([.D7:.D13])" table:style-name="ce4">
            <text:p>€5 00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5">
            <text:p>Material</text:p>
          </table:table-cell>
          <table:table-cell office:value-type="string" table:style-name="ce6">
            <text:p>qt.</text:p>
          </table:table-cell>
          <table:table-cell office:value-type="string" table:style-name="ce6">
            <text:p>custo unitário</text:p>
          </table:table-cell>
          <table:table-cell office:value-type="string" table:style-name="ce6">
            <text:p>custo total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ço galvanizado</text:p>
          </table:table-cell>
          <table:table-cell table:number-columns-repeated="2" table:style-name="ce1"/>
          <table:table-cell office:value-type="currency" office:value="3000" table:style-name="ce4">
            <text:p>€3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Barras aço 12m kg/m</text:p>
          </table:table-cell>
          <table:table-cell office:value-type="float" office:value="386" table:formula="of:=336+50" table:style-name="ce1">
            <text:p>386</text:p>
          </table:table-cell>
          <table:table-cell office:value-type="float" office:value="7.07" table:style-name="ce1">
            <text:p>7,07</text:p>
          </table:table-cell>
          <table:table-cell office:value-type="currency" office:value="1364.51" table:formula="of:=[.C18]*[.B18]*0.5" table:style-name="ce4">
            <text:p>€1 365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Painéis solares</text:p>
          </table:table-cell>
          <table:table-cell table:number-columns-repeated="2" table:style-name="ce1"/>
          <table:table-cell office:value-type="currency" office:value="5000" table:style-name="ce4">
            <text:p>€5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2" table:style-name="ce1"/>
          <table:table-cell office:value-type="currency" office:value="1000" table:style-name="ce4">
            <text:p>€1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dubo</text:p>
          </table:table-cell>
          <table:table-cell table:number-columns-repeated="2" table:style-name="ce1"/>
          <table:table-cell office:value-type="currency" office:value="100" table:style-name="ce4">
            <text:p>€1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Mecanismo cozedura</text:p>
          </table:table-cell>
          <table:table-cell table:number-columns-repeated="2" table:style-name="ce1"/>
          <table:table-cell office:value-type="currency" office:value="3000" table:style-name="ce4">
            <text:p>€3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Robô</text:p>
          </table:table-cell>
          <table:table-cell table:number-columns-repeated="2" table:style-name="ce1"/>
          <table:table-cell office:value-type="currency" office:value="2500" table:style-name="ce4">
            <text:p>€2 5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crílico</text:p>
          </table:table-cell>
          <table:table-cell table:number-columns-repeated="2" table:style-name="ce1"/>
          <table:table-cell office:value-type="currency" office:value="2500" table:style-name="ce4">
            <text:p>€2 50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8464.510000000002" table:formula="of:=SUM([.D17:.D24])" table:style-name="ce4">
            <text:p>€18 465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5">
            <text:p>Despesas / mês</text:p>
          </table:table-cell>
          <table:table-cell table:number-columns-repeated="2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1">
            <text:p>Aluguer do espaço</text:p>
          </table:table-cell>
          <table:table-cell table:number-columns-repeated="2" table:style-name="ce1"/>
          <table:table-cell office:value-type="currency" office:value="800" table:style-name="ce4">
            <text:p>€8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Eletricidade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2" table:style-name="ce1"/>
          <table:table-cell office:value-type="currency" office:value="40" table:style-name="ce4">
            <text:p>€4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Contabilista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dvogado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290" table:formula="of:=SUM([.D28:.D32])" table:style-name="ce4">
            <text:p>€1 29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 table:style-name="ce1"/>
        </table:table-row>
        <table:table-row table:style-name="ro1">
          <table:table-cell office:value-type="string" table:style-name="ce5">
            <text:p>Mão de obra / mês</text:p>
          </table:table-cell>
          <table:table-cell table:number-columns-repeated="2" table:style-name="ce1"/>
          <table:table-cell table:number-columns-repeated="2"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Administrador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Eng Informát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Mecân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Eletrón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Agrónom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ralheiro polivalente</text:p>
          </table:table-cell>
          <table:table-cell table:number-columns-repeated="2" table:style-name="ce1"/>
          <table:table-cell office:value-type="currency" office:value="1000" table:style-name="ce4">
            <text:p>€1 0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1000" table:formula="of:=SUM([.D36:.D41])" table:style-name="ce4">
            <text:p>€11 0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2">
          <table:table-cell office:value-type="string" table:style-name="ce7">
            <text:p>Data</text:p>
          </table:table-cell>
          <table:table-cell table:style-name="ce9"/>
          <table:table-cell office:value-type="string" table:style-name="ce6">
            <text:p>Fatia</text:p>
          </table:table-cell>
          <table:table-cell office:value-type="string" table:style-name="ce10">
            <text:p>verba necessária à data</text:p>
          </table:table-cell>
          <table:table-cell office:value-type="string" table:style-name="ce10">
            <text:p>Total acumulado necessári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1-01T00:00:00" table:style-name="ce11">
            <text:p>2020-01-01</text:p>
          </table:table-cell>
          <table:table-cell table:style-name="ce12"/>
          <table:table-cell office:value-type="currency" office:value="35754.51" table:formula="of:=$$totini+$$totmes" table:style-name="ce13">
            <text:p>€35 755</text:p>
          </table:table-cell>
          <table:table-cell office:value-type="currency" office:value="97204.510000000009" table:formula="of:=SUM([.C45:.C50])" table:style-name="ce14">
            <text:p>€97 205</text:p>
          </table:table-cell>
          <table:table-cell office:value-type="currency" office:value="35754.51" table:formula="of:=$$totini+$$totmes" table:style-name="ce15">
            <text:p>€35 755</text:p>
          </table:table-cell>
          <table:table-cell office:value-type="string" table:style-name="ce1">
            <text:p>Neste primeiro pedido temos 5% do capital necessário, criamos 6 postos de trabalho</text:p>
          </table:table-cell>
          <table:table-cell table:number-columns-repeated="16378"/>
        </table:table-row>
        <table:table-row table:style-name="ro1">
          <table:table-cell office:value-type="date" office:date-value="2020-02-01T00:00:00" table:formula="of:=DATE(YEAR([.A45]);MONTH([.A45])+1;DAY([.A45]))" table:style-name="ce16">
            <text:p>2020-02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48044.51" table:formula="of:=[.E45]+$$totmes" table:style-name="ce17">
            <text:p>€48 0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1T00:00:00" table:formula="of:=DATE(YEAR([.A46]);MONTH([.A46])+1;DAY([.A46]))" table:style-name="ce16">
            <text:p>2020-03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60334.51" table:formula="of:=[.E46]+$$totmes" table:style-name="ce17">
            <text:p>€60 33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4-01T00:00:00" table:formula="of:=DATE(YEAR([.A47]);MONTH([.A47])+1;DAY([.A47]))" table:style-name="ce16">
            <text:p>2020-04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72624.510000000009" table:formula="of:=[.E47]+$$totmes" table:style-name="ce17">
            <text:p>€72 625</text:p>
          </table:table-cell>
          <table:table-cell office:value-type="string" table:style-name="ce1">
            <text:p>Aqui temos a estrutura do protótipo com produção de 1 tonelada de batata doce</text:p>
          </table:table-cell>
          <table:table-cell table:number-columns-repeated="16378"/>
        </table:table-row>
        <table:table-row table:style-name="ro1">
          <table:table-cell office:value-type="date" office:date-value="2020-05-01T00:00:00" table:formula="of:=DATE(YEAR([.A48]);MONTH([.A48])+1;DAY([.A48]))" table:style-name="ce16">
            <text:p>2020-05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84914.510000000009" table:formula="of:=[.E48]+$$totmes" table:style-name="ce17">
            <text:p>€84 915</text:p>
          </table:table-cell>
          <table:table-cell office:value-type="string" table:style-name="ce1">
            <text:p>Candidatamos ao segundo pedido</text:p>
          </table:table-cell>
          <table:table-cell table:number-columns-repeated="16378"/>
        </table:table-row>
        <table:table-row table:style-name="ro1">
          <table:table-cell office:value-type="date" office:date-value="2020-06-01T00:00:00" table:formula="of:=DATE(YEAR([.A49]);MONTH([.A49])+1;DAY([.A49]))" table:style-name="ce18">
            <text:p>2020-06-01</text:p>
          </table:table-cell>
          <table:table-cell table:style-name="ce3"/>
          <table:table-cell office:value-type="currency" office:value="12290" table:formula="of:=$$totmes" table:style-name="ce19">
            <text:p>€12 290</text:p>
          </table:table-cell>
          <table:table-cell table:style-name="ce3"/>
          <table:table-cell office:value-type="currency" office:value="97204.510000000009" table:formula="of:=[.E49]+$$totmes" table:style-name="ce20">
            <text:p>€97 20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7-01T00:00:00" table:formula="of:=DATE(YEAR([.A50]);MONTH([.A50])+1;DAY([.A50]))" table:style-name="ce11">
            <text:p>2020-07-01</text:p>
          </table:table-cell>
          <table:table-cell table:style-name="ce12"/>
          <table:table-cell office:value-type="currency" office:value="12290" table:formula="of:=$$totmes" table:style-name="ce13">
            <text:p>€12 290</text:p>
          </table:table-cell>
          <table:table-cell office:value-type="currency" office:value="221220" table:formula="of:=SUM([.C51:.C68])" table:style-name="ce14">
            <text:p>€221 220</text:p>
          </table:table-cell>
          <table:table-cell office:value-type="currency" office:value="12290" table:formula="of:=0+$$totmes" table:style-name="ce15">
            <text:p>€12 290</text:p>
          </table:table-cell>
          <table:table-cell office:value-type="string" table:style-name="ce1">
            <text:p>Neste segundo pedido temos 5% do capital, apresentamos a maquina estufa real com demonstração do robô</text:p>
          </table:table-cell>
          <table:table-cell table:number-columns-repeated="16378"/>
        </table:table-row>
        <table:table-row table:style-name="ro1">
          <table:table-cell office:value-type="date" office:date-value="2020-08-01T00:00:00" table:formula="of:=DATE(YEAR([.A51]);MONTH([.A51])+1;DAY([.A51]))" table:style-name="ce16">
            <text:p>2020-08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24580" table:formula="of:=[.E51]+$$totmes" table:style-name="ce17">
            <text:p>€24 5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9-01T00:00:00" table:formula="of:=DATE(YEAR([.A52]);MONTH([.A52])+1;DAY([.A52]))" table:style-name="ce16">
            <text:p>2020-09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36870" table:formula="of:=[.E52]+$$totmes" table:style-name="ce17">
            <text:p>€36 87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0-01T00:00:00" table:formula="of:=DATE(YEAR([.A53]);MONTH([.A53])+1;DAY([.A53]))" table:style-name="ce16">
            <text:p>2020-10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49160" table:formula="of:=[.E53]+$$totmes" table:style-name="ce17">
            <text:p>€49 1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1-01T00:00:00" table:formula="of:=DATE(YEAR([.A54]);MONTH([.A54])+1;DAY([.A54]))" table:style-name="ce16">
            <text:p>2020-11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61450" table:formula="of:=[.E54]+$$totmes" table:style-name="ce17">
            <text:p>€61 4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2-01T00:00:00" table:formula="of:=DATE(YEAR([.A55]);MONTH([.A55])+1;DAY([.A55]))" table:style-name="ce16">
            <text:p>2020-12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73740" table:formula="of:=[.E55]+$$totmes" table:style-name="ce17">
            <text:p>€73 7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1-01T00:00:00" table:formula="of:=DATE(YEAR([.A56]);MONTH([.A56])+1;DAY([.A56]))" table:style-name="ce16">
            <text:p>2021-01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86030" table:formula="of:=[.E56]+$$totmes" table:style-name="ce17">
            <text:p>€86 03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2-01T00:00:00" table:formula="of:=DATE(YEAR([.A57]);MONTH([.A57])+1;DAY([.A57]))" table:style-name="ce16">
            <text:p>2021-02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98320" table:formula="of:=[.E57]+$$totmes" table:style-name="ce17">
            <text:p>€98 3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3-01T00:00:00" table:formula="of:=DATE(YEAR([.A58]);MONTH([.A58])+1;DAY([.A58]))" table:style-name="ce16">
            <text:p>2021-03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10610" table:formula="of:=[.E58]+$$totmes" table:style-name="ce17">
            <text:p>€110 6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4-01T00:00:00" table:formula="of:=DATE(YEAR([.A59]);MONTH([.A59])+1;DAY([.A59]))" table:style-name="ce16">
            <text:p>2021-04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22900" table:formula="of:=[.E59]+$$totmes" table:style-name="ce17">
            <text:p>€122 9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5-01T00:00:00" table:formula="of:=DATE(YEAR([.A60]);MONTH([.A60])+1;DAY([.A60]))" table:style-name="ce16">
            <text:p>2021-05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35190" table:formula="of:=[.E60]+$$totmes" table:style-name="ce17">
            <text:p>€135 1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6-01T00:00:00" table:formula="of:=DATE(YEAR([.A61]);MONTH([.A61])+1;DAY([.A61]))" table:style-name="ce16">
            <text:p>2021-06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47480" table:formula="of:=[.E61]+$$totmes" table:style-name="ce17">
            <text:p>€147 4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7-01T00:00:00" table:formula="of:=DATE(YEAR([.A62]);MONTH([.A62])+1;DAY([.A62]))" table:style-name="ce16">
            <text:p>2021-07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59770" table:formula="of:=[.E62]+$$totmes" table:style-name="ce17">
            <text:p>€159 77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8-01T00:00:00" table:formula="of:=DATE(YEAR([.A63]);MONTH([.A63])+1;DAY([.A63]))" table:style-name="ce16">
            <text:p>2021-08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72060" table:formula="of:=[.E63]+$$totmes" table:style-name="ce17">
            <text:p>€172 0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9-01T00:00:00" table:formula="of:=DATE(YEAR([.A64]);MONTH([.A64])+1;DAY([.A64]))" table:style-name="ce16">
            <text:p>2021-09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84350" table:formula="of:=[.E64]+$$totmes" table:style-name="ce17">
            <text:p>€184 3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01T00:00:00" table:formula="of:=DATE(YEAR([.A65]);MONTH([.A65])+1;DAY([.A65]))" table:style-name="ce16">
            <text:p>2021-10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196640" table:formula="of:=[.E65]+$$totmes" table:style-name="ce17">
            <text:p>€196 6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1-01T00:00:00" table:formula="of:=DATE(YEAR([.A66]);MONTH([.A66])+1;DAY([.A66]))" table:style-name="ce16">
            <text:p>2021-11-01</text:p>
          </table:table-cell>
          <table:table-cell table:style-name="ce1"/>
          <table:table-cell office:value-type="currency" office:value="12290" table:formula="of:=$$totmes" table:style-name="ce4">
            <text:p>€12 290</text:p>
          </table:table-cell>
          <table:table-cell table:style-name="ce1"/>
          <table:table-cell office:value-type="currency" office:value="208930" table:formula="of:=[.E66]+$$totmes" table:style-name="ce17">
            <text:p>€208 93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2-01T00:00:00" table:formula="of:=DATE(YEAR([.A67]);MONTH([.A67])+1;DAY([.A67]))" table:style-name="ce18">
            <text:p>2021-12-01</text:p>
          </table:table-cell>
          <table:table-cell table:style-name="ce3"/>
          <table:table-cell office:value-type="currency" office:value="12290" table:formula="of:=$$totmes" table:style-name="ce19">
            <text:p>€12 290</text:p>
          </table:table-cell>
          <table:table-cell table:style-name="ce3"/>
          <table:table-cell office:value-type="currency" office:value="221220" table:formula="of:=[.E67]+$$totmes" table:style-name="ce20">
            <text:p>€221 220</text:p>
          </table:table-cell>
          <table:table-cell office:value-type="string" table:style-name="ce1">
            <text:p>Aqui temos o protótipo finalizado pronto para ir direto ao consumo com produção de 3 toneladas de batata doce no espaço de 1 ano e meio</text:p>
          </table:table-cell>
          <table:table-cell table:number-columns-repeated="16378" table:style-name="ce1"/>
        </table:table-row>
        <table:table-row table:style-name="ro1">
          <table:table-cell table:style-name="ce21"/>
          <table:table-cell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O protótipo é lançado e vai faturar 18.000 € por ano</text:p>
          </table:table-cell>
          <table:table-cell table:number-columns-repeated="16378" table:style-name="ce1"/>
        </table:table-row>
        <table:table-row table:style-name="ro1">
          <table:table-cell table:style-name="ce21"/>
          <table:table-cell table:style-name="ce1"/>
          <table:table-cell table:style-name="ce8"/>
          <table:table-cell table:style-name="ce1"/>
          <table:table-cell table:style-name="ce8"/>
          <table:table-cell table:number-columns-repeated="16379" table:style-name="ce1"/>
        </table:table-row>
        <table:table-row table:style-name="ro3">
          <table:table-cell office:value-type="date" office:date-value="2022-01-01T00:00:00" table:formula="of:=DATE(YEAR([.A68]);MONTH([.A68])+1;DAY([.A68]))" table:style-name="ce11">
            <text:p>2022-01-01</text:p>
          </table:table-cell>
          <table:table-cell table:number-columns-repeated="3" table:style-name="ce12"/>
          <table:table-cell office:value-type="string" table:style-name="ce22">
            <text:p>Lucro acumulad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01T00:00:00" table:formula="of:=DATE(YEAR([.A71]);MONTH([.A71])+1;DAY([.A71]))" table:style-name="ce16">
            <text:p>2022-02-01</text:p>
          </table:table-cell>
          <table:table-cell table:number-columns-repeated="2" table:style-name="ce1"/>
          <table:table-cell office:value-type="currency" office:value="873740" table:formula="of:=[.K73]+[.K76]+($$totmes*6)" table:style-name="ce23">
            <text:p>€873 740</text:p>
          </table:table-cell>
          <table:table-cell table:style-name="ce24"/>
          <table:table-cell office:value-type="string" table:style-name="ce1">
            <text:p>Construção de fábrica em Portugal, Apresentando uma maquina-estufa totalmente funcional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03-01T00:00:00" table:formula="of:=DATE(YEAR([.A72]);MONTH([.A72])+1;DAY([.A72]))" table:style-name="ce16">
            <text:p>2022-03-01</text:p>
          </table:table-cell>
          <table:table-cell table:number-columns-repeated="3" table:style-name="ce1"/>
          <table:table-cell table:style-name="ce24"/>
          <table:table-cell table:number-columns-repeated="5" table:style-name="ce1"/>
          <table:table-cell office:value-type="currency" office:value="200000" table:style-name="ce8">
            <text:p>200 000 €</text:p>
          </table:table-cell>
          <table:table-cell table:number-columns-repeated="16373"/>
        </table:table-row>
        <table:table-row table:style-name="ro1">
          <table:table-cell office:value-type="date" office:date-value="2022-04-01T00:00:00" table:formula="of:=DATE(YEAR([.A73]);MONTH([.A73])+1;DAY([.A73]))" table:style-name="ce16">
            <text:p>2022-04-01</text:p>
          </table:table-cell>
          <table:table-cell table:number-columns-repeated="3" table:style-name="ce1"/>
          <table:table-cell table:style-name="ce24"/>
          <table:table-cell table:number-columns-repeated="5" table:style-name="ce1"/>
          <table:table-cell office:value-type="currency" office:value="25000" table:style-name="ce8">
            <text:p>25 000 €</text:p>
          </table:table-cell>
          <table:table-cell table:number-columns-repeated="16373"/>
        </table:table-row>
        <table:table-row table:style-name="ro1">
          <table:table-cell office:value-type="date" office:date-value="2022-05-01T00:00:00" table:formula="of:=DATE(YEAR([.A74]);MONTH([.A74])+1;DAY([.A74]))" table:style-name="ce16">
            <text:p>2022-05-01</text:p>
          </table:table-cell>
          <table:table-cell table:number-columns-repeated="3" table:style-name="ce1"/>
          <table:table-cell table:style-name="ce24"/>
          <table:table-cell table:number-columns-repeated="5" table:style-name="ce1"/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1">
          <table:table-cell office:value-type="date" office:date-value="2022-06-01T00:00:00" table:formula="of:=DATE(YEAR([.A75]);MONTH([.A75])+1;DAY([.A75]))" table:style-name="ce18">
            <text:p>2022-06-01</text:p>
          </table:table-cell>
          <table:table-cell table:number-columns-repeated="3" table:style-name="ce3"/>
          <table:table-cell office:value-type="currency" office:value="340000" table:style-name="ce25">
            <text:p>€340 000</text:p>
          </table:table-cell>
          <table:table-cell table:number-columns-repeated="5" table:style-name="ce1"/>
          <table:table-cell office:value-type="currency" office:value="600000" table:formula="of:=[.K74]*[.K75]" table:style-name="ce8">
            <text:p>600 000 €</text:p>
          </table:table-cell>
          <table:table-cell table:number-columns-repeated="16373"/>
        </table:table-row>
        <table:table-row table:style-name="ro1">
          <table:table-cell office:value-type="date" office:date-value="2022-07-01T00:00:00" table:formula="of:=DATE(YEAR([.A76]);MONTH([.A76])+1;DAY([.A76]))" table:style-name="ce26">
            <text:p>2022-07-01</text:p>
          </table:table-cell>
          <table:table-cell table:number-columns-repeated="4" table:style-name="ce1"/>
          <table:table-cell office:value-type="string" table:style-name="ce1">
            <text:p>Lucro ao fim de 6 meses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08-01T00:00:00" table:formula="of:=DATE(YEAR([.A77]);MONTH([.A77])+1;DAY([.A77]))" table:style-name="ce21">
            <text:p>2022-08-01</text:p>
          </table:table-cell>
          <table:table-cell table:number-columns-repeated="2" table:style-name="ce1"/>
          <table:table-cell office:value-type="currency" office:value="340000" table:formula="of:=[.E76]" table:style-name="ce4">
            <text:p>€340 000</text:p>
          </table:table-cell>
          <table:table-cell table:style-name="ce1"/>
          <table:table-cell office:value-type="string" table:style-name="ce1">
            <text:p>A partir daqui a fabrica já é autosustentável, a verba necessária vem do lucro das maquinas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09-01T00:00:00" table:formula="of:=DATE(YEAR([.A78]);MONTH([.A78])+1;DAY([.A78]))" table:style-name="ce21">
            <text:p>2022-09-01</text:p>
          </table:table-cell>
          <table:table-cell table:number-columns-repeated="4" table:style-name="ce1"/>
          <table:table-cell office:value-type="string" table:style-name="ce1">
            <text:p>Pode-se devolver parte do financiamento tendo havido um retorno de 42%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10-01T00:00:00" table:formula="of:=DATE(YEAR([.A79]);MONTH([.A79])+1;DAY([.A79]))" table:style-name="ce21">
            <text:p>2022-10-01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2-11-01T00:00:00" table:formula="of:=DATE(YEAR([.A80]);MONTH([.A80])+1;DAY([.A80]))" table:style-name="ce21">
            <text:p>2022-11-01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2-12-01T00:00:00" table:formula="of:=DATE(YEAR([.A81]);MONTH([.A81])+1;DAY([.A81]))" table:style-name="ce21">
            <text:p>2022-12-01</text:p>
          </table:table-cell>
          <table:table-cell table:number-columns-repeated="3" table:style-name="ce1"/>
          <table:table-cell office:value-type="currency" office:value="1400000" table:style-name="ce4">
            <text:p>€1 400 000</text:p>
          </table:table-cell>
          <table:table-cell table:number-columns-repeated="16379"/>
        </table:table-row>
        <table:table-row table:style-name="ro1">
          <table:table-cell office:value-type="date" office:date-value="2023-01-01T00:00:00" table:formula="of:=DATE(YEAR([.A82]);MONTH([.A82])+1;DAY([.A82]))" table:style-name="ce21">
            <text:p>2023-01-01</text:p>
          </table:table-cell>
          <table:table-cell table:number-columns-repeated="16383" table:style-name="ce1"/>
        </table:table-row>
        <table:table-row table:number-rows-repeated="13" table:style-name="ro1">
          <table:table-cell table:style-name="ce21"/>
          <table:table-cell table:number-columns-repeated="16383" table:style-name="ce1"/>
        </table:table-row>
        <table:table-row table:number-rows-repeated="25" table:style-name="ro1">
          <table:table-cell table:style-name="ce21"/>
          <table:table-cell table:number-columns-repeated="16383"/>
        </table:table-row>
        <table:table-row table:number-rows-repeated="1048455" table:style-name="ro1">
          <table:table-cell table:number-columns-repeated="16384"/>
        </table:table-row>
      </table:table>
      <table:named-expressions>
        <table:named-expression table:name="pvpdose" table:expression="of:=&quot;['file:///C:/desk/Proj/site/plan_pt.ods'#$Sheet1.$C$7]&quot;" table:base-cell-address="Folha1.$A$1"/>
        <table:named-expression table:name="qtdoses" table:expression="of:=&quot;['file:///C:/desk/Proj/site/plan_pt.ods'#$Sheet1.$C$6]&quot;" table:base-cell-address="Folha1.$A$1"/>
        <table:named-range table:name="totdi" table:cell-range-address="Folha1.$D$3" table:base-cell-address="Folha1.$A$1"/>
        <table:named-range table:name="totini" table:cell-range-address="Folha1.$D$3" table:base-cell-address="Folha1.$A$1"/>
        <table:named-range table:name="totmes" table:cell-range-address="Folha1.$D$4" table:base-cell-address="Folh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P0" number:language="pt" number:country="PT">
      <number:number number:decimal-places="0" number:min-integer-digits="1" number:grouping="true">
        <number:embedded-text number:position="0"> </number:embedded-text>
      </number:number>
      <number:currency-symbol number:language="pt" number:country="PT">€</number:currency-symbol>
    </number:currency-style>
    <number:currency-style style:name="N37" number:language="pt" number:country="PT"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pt" number:country="PT">€</number:currency-symbol>
      <style:map style:condition="value()&gt;=0" style:apply-style-name="N37P0"/>
    </number:currency-style>
    <number:currency-style style:name="N38">
      <number:currency-symbol>€</number:currency-symbol>
      <number:number number:decimal-places="0" number:min-integer-digits="0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super</dc:creator>
    <meta:creation-date>2019-06-15T18:28:43Z</meta:creation-date>
    <dc:date>2019-12-11T23:06:10Z</dc:date>
    <meta:editing-cycles>31</meta:editing-cycles>
    <meta:editing-duration>PT818412S</meta:editing-duration>
  </office:meta>
</office:document-meta>
</file>